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onst sampleObject = {</text:p>
      <text:p text:style-name="Standard"><text:s text:c="4"/>id: 1,</text:p>
      <text:p text:style-name="Standard"><text:s text:c="4"/>personName: "Fahad",</text:p>
      <text:p text:style-name="Standard"><text:s text:c="4"/>personAge: "23",</text:p>
      <text:p text:style-name="Standard"><text:s text:c="4"/>personIncome: "2000000"</text:p>
      <text:p text:style-name="Standard">};</text:p>
      <text:p text:style-name="Standard"/>
      <text:p text:style-name="Standard"/>
      <text:p text:style-name="Standard">console.log("Properties are below:");</text:p>
      <text:p text:style-name="Standard">for (const property in sampleObject) {</text:p>
      <text:p text:style-name="Standard"><text:s text:c="4"/>console.log(property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52:28.356854003</meta:creation-date>
    <dc:date>2023-09-27T12:53:20.945802517</dc:date>
    <meta:editing-duration>PT53S</meta:editing-duration>
    <meta:editing-cycles>1</meta:editing-cycles>
    <meta:document-statistic meta:table-count="0" meta:image-count="0" meta:object-count="0" meta:page-count="1" meta:paragraph-count="10" meta:word-count="24" meta:character-count="207" meta:non-whitespace-character-count="173"/>
    <meta:generator>LibreOffice/7.3.7.2$Linux_X86_64 LibreOffice_project/30$Build-2</meta:generator>
  </office:meta>
</office:document-meta>
</file>